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in" fo:margin-right="0in" fo:line-height="200%" fo:text-align="center" style:justify-single-word="false" fo:text-indent="0.5in" style:auto-text-indent="true"/>
      <style:text-properties officeooo:rsid="0009c3f6" officeooo:paragraph-rsid="0009c3f6"/>
    </style:style>
    <style:style style:name="P2" style:family="paragraph" style:parent-style-name="Standard">
      <style:paragraph-properties fo:margin-left="0in" fo:margin-right="0in" fo:line-height="200%" fo:text-align="start" style:justify-single-word="false" fo:text-indent="0.5in" style:auto-text-indent="true"/>
      <style:text-properties officeooo:rsid="0009c3f6" officeooo:paragraph-rsid="0009c3f6"/>
    </style:style>
    <style:style style:name="P3" style:family="paragraph" style:parent-style-name="Standard">
      <style:paragraph-properties fo:margin-left="0in" fo:margin-right="0in" fo:line-height="200%" fo:text-align="center" style:justify-single-word="false" fo:text-indent="0.5in" style:auto-text-indent="true"/>
      <style:text-properties fo:font-weight="bold" officeooo:rsid="0009c3f6" officeooo:paragraph-rsid="0009c3f6" style:font-weight-asian="bold" style:font-weight-complex="bold"/>
    </style:style>
    <style:style style:name="P4" style:family="paragraph" style:parent-style-name="Standard">
      <style:paragraph-properties fo:margin-left="0in" fo:margin-right="0in" fo:line-height="200%" fo:text-align="start" style:justify-single-word="false" fo:text-indent="0in" style:auto-text-indent="true"/>
      <style:text-properties fo:font-style="normal" officeooo:rsid="0009c3f6" officeooo:paragraph-rsid="0009c3f6" style:font-style-asian="normal" style:font-style-complex="normal"/>
    </style:style>
    <style:style style:name="P5" style:family="paragraph" style:parent-style-name="Standard">
      <style:paragraph-properties fo:margin-left="0in" fo:margin-right="0in" fo:line-height="200%" fo:text-align="start" style:justify-single-word="false" fo:text-indent="0in" style:auto-text-indent="true"/>
      <style:text-properties fo:font-style="normal" officeooo:rsid="000b04f5" officeooo:paragraph-rsid="000b04f5" style:font-style-asian="normal" style:font-style-complex="normal"/>
    </style:style>
    <style:style style:name="P6" style:family="paragraph" style:parent-style-name="Standard">
      <style:paragraph-properties fo:margin-left="0in" fo:margin-right="0in" fo:line-height="200%" fo:text-align="start" style:justify-single-word="false" fo:text-indent="0in" style:auto-text-indent="true"/>
      <style:text-properties fo:font-style="normal" officeooo:rsid="000c260a" officeooo:paragraph-rsid="000c260a" style:font-style-asian="normal" style:font-style-complex="normal"/>
    </style:style>
    <style:style style:name="T1" style:family="text">
      <style:text-properties fo:font-style="italic" style:font-style-asian="italic" style:font-style-complex="italic"/>
    </style:style>
    <style:style style:name="T2" style:family="text">
      <style:text-properties officeooo:rsid="000b04f5"/>
    </style:style>
    <style:style style:name="T3" style:family="text">
      <style:text-properties officeooo:rsid="000c260a"/>
    </style:style>
    <style:style style:name="T4" style:family="text">
      <style:text-properties officeooo:rsid="000c39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hepherd of Shepherds - Psalm 23</text:p>
      <text:p text:style-name="P3">Key Verse 4. Even though I walk through the valley of the shadow of death, I will fear no evil, for you are with me; your rod and your staff, they comfort me.</text:p>
      <text:p text:style-name="P2">vs. 1 – Shepherd</text:p>
      <text:p text:style-name="P2"><text:tab/>a. What is a Shepherds main job? To protect the sheep. That is to feed them, to water them and make sure other animals do not snatch them. </text:p>
      <text:p text:style-name="P2"><text:tab/>b. With Christ as our ultimate Shepherd we do not have a need for wants. He provides all we need. <text:s/>Matthew 6:25 states <text:span text:style-name="T1">“Therefore I tell you, do not be anxious about your life, what you will eat or what you will drink, nor about your body, what you will put on. Is not life more than food, and the body more than clothing?”</text:span></text:p>
      <text:p text:style-name="P4">vs. 2 – A time for rest and peace</text:p>
      <text:p text:style-name="P4"><text:tab/>a. Even in the midst of chaos Christ gives us peace. He leads us to those places. That does not mean we do not have worries or doubts but He will give us a peace. </text:p>
      <text:p text:style-name="P4"><text:tab/><text:span text:style-name="T2">b. Matthew 11:28 “Come to me all who are weary and heavy laden and I will give you rest” – our rest is in the Lord and only the Lord that is where true peace can be found</text:span></text:p>
      <text:p text:style-name="P5">vs. 3 Restoration</text:p>
      <text:p text:style-name="P5"><text:tab/>a. The is always a calming, refreshing nature about Jesus. When we are in trouble or things seem to be going back, Christ steps in and calms our spirit. He soothes our soul. </text:p>
      <text:p text:style-name="P5"><text:tab/>b. Remember when Christ first saved us? How refreshing that was. Our stony heart was changed and we was given a new heart. Jesus refreshes our soul daily. His Word and the Holy Spirit shepherds us even when we do not deserve it. </text:p>
      <text:p text:style-name="P5">vs. 4 Evil World</text:p>
      <text:p text:style-name="P5"><text:tab/></text:p>
      <text:p text:style-name="P5"/>
      <text:p text:style-name="P5"><text:soft-page-break/><text:tab/>a. While we are in this stinking old body we will see death, it is inevitable. My father told me two things are guaranteed in this world, death and taxes. While we cannot avoid either, we can have a peace about the death part. Christ comforts us even at our weakest, even when we are in the midst of trials and anxiety He is there to comfort us. </text:p>
      <text:p text:style-name="P5"><text:tab/> b. <text:span text:style-name="T3">2 Timothy 1:7 “For God hath not given us the spirit of fear; but of power, and of love, and of a sound mind.” <text:s/>The only fear we should have is a fear out of love of God. Much like we fear disappointment from our parents or partners. We do not have to fear death, Satan or this flesh because Jesus overcame all of that on the cross.</text:span></text:p>
      <text:p text:style-name="P6"><text:tab/>c. His Rod and Staff comfort us – The rod of a shepherd was used to direct and protect sheep by shepherds, the staff was used much in the same way, but with the hook on the end the shepherd would sometimes have to direct the sheep by the neck to where He wanted them to go.</text:p>
      <text:p text:style-name="P6"><text:tab/>d. There is a reason we are compared to sheep. (elaborate)</text:p>
      <text:p text:style-name="P6">vs. 5. Overflowing grace</text:p>
      <text:p text:style-name="P6"><text:tab/>a. In spite of worldly events, persecutions, and all around hatefulness towards true Christians, we are given a peace. It is something that our adversary cannot stand. He provides for us despite everything coming against us. </text:p>
      <text:p text:style-name="P6"><text:tab/>b. He blesses us in the middle of trials and tribulations. Christ, even though we do not deserve anything gives abundantly. </text:p>
      <text:p text:style-name="P6">vs. 6 – God’s Mercy</text:p>
      <text:p text:style-name="P6"><text:tab/>a. <text:span text:style-name="T4">God is so merciful towards us. This needs to be shouted not just said. His mercy abounds so much more than ours towards each other. </text:span></text:p>
      <text:p text:style-name="P6"><text:tab/><text:span text:style-name="T4">b. We are Children of God. We are rightful heirs to the throne of grace. We are blessed beyond measure. Not only does He save us from Hell, He gives us a place to live for the rest of our lives where we will cry, Holy, Holy, Holy for rest of eternity.</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30T17:24:17.869702627</meta:creation-date>
    <dc:title>Default</dc:title>
    <meta:editing-duration>PT2M54S</meta:editing-duration>
    <meta:editing-cycles>2</meta:editing-cycles>
    <meta:generator>LibreOffice/7.0.4.2$Linux_X86_64 LibreOffice_project/00$Build-2</meta:generator>
    <dc:date>2022-08-30T17:58:43.507478004</dc:date>
    <meta:document-statistic meta:table-count="0" meta:image-count="0" meta:object-count="0" meta:page-count="2" meta:paragraph-count="23" meta:word-count="644" meta:character-count="3275" meta:non-whitespace-character-count="2622"/>
    <meta:template xlink:type="simple" xlink:actuate="onRequest" xlink:title="Default" xlink:href="../../../../../../home/pastorczo13/Templates/Default.ott" meta:date="2022-08-30T17:24:15.835779543"/>
  </office:meta>
</office:document-meta>
</file>